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91cm" svg:height="8.691cm" svg:x="0.009cm" svg:y="0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25T14:41:45.839935925</dc:date>
    <meta:editing-duration>PT2M57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692cm" xlink:href="." xlink:type="simple" chart:class="chart:scatter" chart:style-name="ch1">
        <chart:plot-area chart:style-name="ch2" chart:data-source-has-labels="both" svg:x="0.301cm" svg:y="0.173cm" svg:width="14.49cm" svg:height="8.346cm">
          <chartooo:coordinate-region svg:x="0.843cm" svg:y="0.372cm" svg:width="13.854cm" svg:height="7.948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75011106963046">
                <text:p>-0.75011106963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612907053652977">
                <text:p>-0.612907053652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397147890634781">
                <text:p>-0.3971478906347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218143241396543">
                <text:p>-0.2181432413965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0941083133185143">
                <text:p>-0.09410831331851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0627905195293135">
                <text:p>-0.06279051952931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0314107590781284">
                <text:p>-0.03141075907812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0314107590781283">
                <text:p>0.03141075907812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0941083133185144">
                <text:p>0.09410831331851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39714789063478">
                <text:p>0.397147890634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56208337785213">
                <text:p>0.562083377852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39714789063478">
                <text:p>0.397147890634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218143241396543">
                <text:p>0.2181432413965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0941083133185149">
                <text:p>0.09410831331851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0627905195293132">
                <text:p>0.06279051952931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0314107590781283">
                <text:p>0.03141075907812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0.0314107590781279">
                <text:p>-0.03141075907812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0627905195293128">
                <text:p>-0.06279051952931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0.0941083133185145">
                <text:p>-0.09410831331851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0.218143241396543">
                <text:p>-0.2181432413965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0.338737920245292">
                <text:p>-0.3387379202452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0.750111069630459">
                <text:p>-0.7501110696304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